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5.56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00a65d"/>
    </style:style>
    <style:style style:name="ce4" style:family="table-cell" style:parent-style-name="Default">
      <style:text-properties fo:color="#182f7c"/>
    </style:style>
  </office:automatic-styles>
  <office:body>
    <office:spreadsheet>
      <table:calculation-settings table:automatic-find-labels="false" table:use-regular-expressions="false" table:use-wildcards="true"/>
      <table:table table:name="top_featur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EATURE_NAME</text:p>
          </table:table-cell>
          <table:table-cell table:style-name="ce1" office:value-type="string" calcext:value-type="string">
            <text:p>MEAN_POS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s</text:p>
          </table:table-cell>
        </table:table-row>
        <table:table-row table:style-name="ro2">
          <table:table-cell office:value-type="string" calcext:value-type="string">
            <text:p>serum_creatin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ejection_fraction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float" office:value="2.98" calcext:value-type="float">
            <text:p>2.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serum_sodium</text:p>
          </table:table-cell>
          <table:table-cell office:value-type="float" office:value="3.72" calcext:value-type="float">
            <text:p>3.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blood_pressure</text:p>
          </table:table-cell>
          <table:table-cell office:value-type="float" office:value="5.96" calcext:value-type="float">
            <text:p>5.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anaemia</text:p>
          </table:table-cell>
          <table:table-cell office:value-type="float" office:value="6.46" calcext:value-type="float">
            <text:p>6.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platelets</text:p>
          </table:table-cell>
          <table:table-cell office:value-type="float" office:value="7.74" calcext:value-type="float">
            <text:p>7.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creatinine_phosphokinase</text:p>
          </table:table-cell>
          <table:table-cell office:value-type="float" office:value="8.34" calcext:value-type="float">
            <text:p>8.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diabetes</text:p>
          </table:table-cell>
          <table:table-cell office:value-type="float" office:value="9.04" calcext:value-type="float">
            <text:p>9.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gender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smoking</text:p>
          </table:table-cell>
          <table:table-cell office:value-type="float" office:value="9.42" calcext:value-type="float">
            <text:p>9.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2">
          <table:table-cell office:value-type="string" calcext:value-type="string">
            <text:p>ejection_fr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serum_sodium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gender</text:p>
          </table:table-cell>
          <table:table-cell office:value-type="float" office:value="3.22" calcext:value-type="float">
            <text:p>3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platelets</text:p>
          </table:table-cell>
          <table:table-cell office:value-type="float" office:value="4.22" calcext:value-type="float">
            <text:p>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smoking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diabetes</text:p>
          </table:table-cell>
          <table:table-cell office:value-type="float" office:value="5.24" calcext:value-type="float">
            <text:p>5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blood_pressure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anaemia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creatinine_phosphokinase</text:p>
          </table:table-cell>
          <table:table-cell office:value-type="float" office:value="8.16" calcext:value-type="float">
            <text:p>8.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float" office:value="10.08" calcext:value-type="float">
            <text:p>10.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serum_creatinine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serum_creatin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ejection_fraction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age</text:p>
          </table:table-cell>
          <table:table-cell table:style-name="ce3" office:value-type="float" office:value="2.98" calcext:value-type="float">
            <text:p>2.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serum_sodium</text:p>
          </table:table-cell>
          <table:table-cell table:style-name="ce3" office:value-type="float" office:value="3.72" calcext:value-type="float">
            <text:p>3.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blood_pressure</text:p>
          </table:table-cell>
          <table:table-cell table:style-name="ce3" office:value-type="float" office:value="5.96" calcext:value-type="float">
            <text:p>5.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anaemia</text:p>
          </table:table-cell>
          <table:table-cell table:style-name="ce3" office:value-type="float" office:value="6.46" calcext:value-type="float">
            <text:p>6.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platelets</text:p>
          </table:table-cell>
          <table:table-cell table:style-name="ce3" office:value-type="float" office:value="7.74" calcext:value-type="float">
            <text:p>7.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creatinine_phosphokinase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diabetes</text:p>
          </table:table-cell>
          <table:table-cell table:style-name="ce3" office:value-type="float" office:value="9.04" calcext:value-type="float">
            <text:p>9.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gender</text:p>
          </table:table-cell>
          <table:table-cell table:style-name="ce3" office:value-type="float" office:value="9.04" calcext:value-type="float">
            <text:p>9.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smoking</text:p>
          </table:table-cell>
          <table:table-cell table:style-name="ce3" office:value-type="float" office:value="9.42" calcext:value-type="float">
            <text:p>9.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KBest</text:p>
          </table:table-cell>
        </table:table-row>
        <table:table-row table:style-name="ro2">
          <table:table-cell table:style-name="ce3" office:value-type="string" calcext:value-type="string">
            <text:p>creatinine_phosphokinase</text:p>
          </table:table-cell>
          <table:table-cell table:style-name="ce3" office:value-type="float" office:value="1.58" calcext:value-type="float">
            <text:p>1.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serum_creatinine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platelets</text:p>
          </table:table-cell>
          <table:table-cell table:style-name="ce3" office:value-type="float" office:value="3.16" calcext:value-type="float">
            <text:p>3.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age</text:p>
          </table:table-cell>
          <table:table-cell table:style-name="ce3" office:value-type="float" office:value="3.96" calcext:value-type="float">
            <text:p>3.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ejection_fraction</text:p>
          </table:table-cell>
          <table:table-cell table:style-name="ce3" office:value-type="float" office:value="4.36" calcext:value-type="float">
            <text:p>4.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serum_sodium</text:p>
          </table:table-cell>
          <table:table-cell table:style-name="ce3" office:value-type="float" office:value="5.52" calcext:value-type="float">
            <text:p>5.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blood_pressure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gender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diabetes</text:p>
          </table:table-cell>
          <table:table-cell table:style-name="ce3" office:value-type="float" office:value="9.16" calcext:value-type="float">
            <text:p>9.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smoking</text:p>
          </table:table-cell>
          <table:table-cell table:style-name="ce3" office:value-type="float" office:value="9.46" calcext:value-type="float">
            <text:p>9.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3" office:value-type="string" calcext:value-type="string">
            <text:p>anaemia</text:p>
          </table:table-cell>
          <table:table-cell table:style-name="ce3" office:value-type="float" office:value="9.78" calcext:value-type="float">
            <text:p>9.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XGB</text:p>
          </table:table-cell>
          <table:table-cell table:style-name="ce3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serum_creatinin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ejection_fraction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age</text:p>
          </table:table-cell>
          <table:table-cell table:style-name="ce4" office:value-type="float" office:value="2.98" calcext:value-type="float">
            <text:p>2.9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serum_sodium</text:p>
          </table:table-cell>
          <table:table-cell table:style-name="ce4" office:value-type="float" office:value="3.72" calcext:value-type="float">
            <text:p>3.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blood_pressure</text:p>
          </table:table-cell>
          <table:table-cell table:style-name="ce4" office:value-type="float" office:value="5.96" calcext:value-type="float">
            <text:p>5.9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anaemia</text:p>
          </table:table-cell>
          <table:table-cell table:style-name="ce4" office:value-type="float" office:value="6.46" calcext:value-type="float">
            <text:p>6.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platelets</text:p>
          </table:table-cell>
          <table:table-cell table:style-name="ce4" office:value-type="float" office:value="7.74" calcext:value-type="float">
            <text:p>7.7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creatinine_phosphokinase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diabetes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gender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smoking</text:p>
          </table:table-cell>
          <table:table-cell table:style-name="ce4" office:value-type="float" office:value="9.42" calcext:value-type="float">
            <text:p>9.4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KBest</text:p>
          </table:table-cell>
        </table:table-row>
        <table:table-row table:style-name="ro2">
          <table:table-cell table:style-name="ce4" office:value-type="string" calcext:value-type="string">
            <text:p>serum_creatinine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ejection_fraction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age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platelets</text:p>
          </table:table-cell>
          <table:table-cell table:style-name="ce4" office:value-type="float" office:value="4.48" calcext:value-type="float">
            <text:p>4.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creatinine_phosphokinase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serum_sodium</text:p>
          </table:table-cell>
          <table:table-cell table:style-name="ce4" office:value-type="float" office:value="5.56" calcext:value-type="float">
            <text:p>5.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anaemia</text:p>
          </table:table-cell>
          <table:table-cell table:style-name="ce4" office:value-type="float" office:value="8.38" calcext:value-type="float">
            <text:p>8.3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blood_pressure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diabetes</text:p>
          </table:table-cell>
          <table:table-cell table:style-name="ce4" office:value-type="float" office:value="9.22" calcext:value-type="float">
            <text:p>9.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gender</text:p>
          </table:table-cell>
          <table:table-cell table:style-name="ce4" office:value-type="float" office:value="9.36" calcext:value-type="float">
            <text:p>9.3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table:style-name="ce4" office:value-type="string" calcext:value-type="string">
            <text:p>smoking</text:p>
          </table:table-cell>
          <table:table-cell table:style-name="ce4" office:value-type="float" office:value="9.54" calcext:value-type="float">
            <text:p>9.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FC</text:p>
          </table:table-cell>
          <table:table-cell table:style-name="ce4" office:value-type="string" calcext:value-type="string">
            <text:p>mod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00-00-00</text:date>, <text:time style:data-style-name="N2" text:time-value="17:23:45.809786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5T17:24:05.529972762</dc:date>
    <meta:editing-duration>PT9M35S</meta:editing-duration>
    <meta:editing-cycles>2</meta:editing-cycles>
    <meta:document-statistic meta:table-count="1" meta:cell-count="335" meta:object-count="0"/>
  </office:meta>
</office:document-meta>
</file>